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rebuchet MS" fo:font-size="10pt" style:font-size-asian="8.75pt" style:font-size-complex="10pt"/>
    </style:style>
    <style:style style:name="P2" style:family="paragraph" style:parent-style-name="Text_20_body">
      <style:text-properties style:font-name="Trebuchet MS" fo:font-size="10pt" style:font-size-asian="8.75pt" style:font-size-complex="10pt"/>
    </style:style>
    <style:style style:name="P3" style:family="paragraph" style:parent-style-name="Standard">
      <style:text-properties style:font-name="Trebuchet MS" fo:font-size="14pt" style:font-size-asian="12.25pt" style:font-size-complex="14pt"/>
    </style:style>
    <style:style style:name="P4" style:family="paragraph" style:parent-style-name="Standard">
      <style:paragraph-properties>
        <style:tab-stops>
          <style:tab-stop style:position="1.244cm"/>
        </style:tab-stops>
      </style:paragraph-properties>
      <style:text-properties style:font-name="Trebuchet MS" fo:font-size="14pt" style:font-size-asian="12.25pt" style:font-size-complex="14pt"/>
    </style:style>
    <style:style style:name="P5" style:family="paragraph" style:parent-style-name="Standard" style:list-style-name="L1">
      <style:text-properties style:font-name="Trebuchet MS" fo:font-size="14pt" style:font-size-asian="12.25pt" style:font-size-complex="14pt"/>
    </style:style>
    <style:style style:name="P6" style:family="paragraph" style:parent-style-name="Standard" style:list-style-name="L1">
      <style:paragraph-properties>
        <style:tab-stops>
          <style:tab-stop style:position="1.244cm"/>
        </style:tab-stops>
      </style:paragraph-properties>
      <style:text-properties style:font-name="Trebuchet MS" fo:font-size="14pt" style:font-size-asian="12.25pt" style:font-size-complex="14pt"/>
    </style:style>
    <style:style style:name="T1" style:family="text">
      <style:text-properties fo:font-style="italic" style:font-style-asian="italic" style:font-style-complex="italic"/>
    </style:style>
    <style:style style:name="T2" style:family="text">
      <style:text-properties officeooo:rsid="00004c9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sión</text:p>
      <text:list xml:id="list29280342" text:style-name="L1">
        <text:list-item>
          <text:p text:style-name="P5">Objetivos:</text:p>
          <text:list>
            <text:list-item>
              <text:p text:style-name="P5">Ilustrar varios tipos de interacción, investigar cómo modelarlas y cuál es su efecto en el comportamiento del sistema.</text:p>
            </text:list-item>
            <text:list-item>
              <text:p text:style-name="P5">Modelar la competencia por recursos y cómo crecen y decaen los agentes en dichos entornos.</text:p>
            </text:list-item>
            <text:list-item>
              <text:p text:style-name="P5">Observar <text:s/>cómo ciertas métricas del desempeño del sistema (cantidad de “telemarketers” que se mantienen en el mercado, mediana del tiempo que los “telemarketers” <text:s/>se mantienen en el negocio) dependen de la forma en que los agentes interactúan.</text:p>
            </text:list-item>
          </text:list>
        </text:list-item>
      </text:list>
      <text:p text:style-name="P3"/>
      <text:list xml:id="list29344885" text:continue-numbering="true" text:style-name="L1">
        <text:list-item>
          <text:p text:style-name="P5">Entidades, variables de estado y escalas:</text:p>
          <text:list>
            <text:list-item>
              <text:p text:style-name="P5">Dos tipos de entidades:</text:p>
              <text:list>
                <text:list-item>
                  <text:p text:style-name="P5">Clientes potenciales (clientes residenciales con teléfonos), representados por medio de parcelas (C).</text:p>
                </text:list-item>
                <text:list-item>
                  <text:p text:style-name="P5">“Telemaketers” u operadores de servicio telefónico, representados por medio de tortugas (TM).</text:p>
                </text:list-item>
              </text:list>
            </text:list-item>
            <text:list-item>
              <text:p text:style-name="P5">El modelo es espacial en la medida en que la distancia de los TM a los C cuenta para accederlos. Esta distancia se representa en términos de parcelas.</text:p>
            </text:list-item>
            <text:list-item>
              <text:p text:style-name="P5">El mundo es un plano (no un toroide), por ende hay bordes.</text:p>
            </text:list-item>
            <text:list-item>
              <text:p text:style-name="P5">Las variables de estado de los TM son:</text:p>
              <text:list>
                <text:list-item>
                  <text:p text:style-name="P5">localización (punto flotante),</text:p>
                </text:list-item>
                <text:list-item>
                  <text:p text:style-name="P5">tamaño, que representa la cantidad de empleados, líneas telefónicas y otros recursos que tengan para prestar servicios,</text:p>
                </text:list-item>
                <text:list-item>
                  <text:p text:style-name="P5">cantidad de dinero o “balance” para pagar gastos y crecimiento.</text:p>
                </text:list-item>
              </text:list>
            </text:list-item>
            <text:list-item>
              <text:p text:style-name="P5">Los C sólo tienen una variable de estado (aparte de su localización, como toda parcela) booleana que representa si ha sido contactado previamente por un TM durante el momento de referencia en la simulación. Esto se representará con dos colores diferentes.</text:p>
            </text:list-item>
            <text:list-item>
              <text:p text:style-name="P5">Habrán 40401 C para coordenadas máximas en X y Y de 100 con el origen en el medio.</text:p>
            </text:list-item>
            <text:list-item>
              <text:p text:style-name="P5">Cada tic representará una semana y una simulación durará 200 tics.</text:p>
            </text:list-item>
          </text:list>
        </text:list-item>
      </text:list>
      <text:p text:style-name="P3"/>
      <text:list xml:id="list29343620" text:continue-numbering="true" text:style-name="L1">
        <text:list-item>
          <text:p text:style-name="P5">Visión del proceso y programación:</text:p>
          <text:list>
            <text:list-item>
              <text:p text:style-name="P5">El modelo incluye cuatro acciones principales:</text:p>
              <text:list>
                <text:list-item>
                  <text:p text:style-name="P5">Los C reestablecen su estado en “no” (correspondientemente <text:soft-page-break/>su color también) para indicar que la semana de referencia no han sido contactados.</text:p>
                </text:list-item>
                <text:list-item>
                  <text:p text:style-name="P5">Los TM realizan sus contactos o llamadas de venta. Lo hacen en secuencia y al azar en cada tic. La cantidad de llamadas que realiza cada TM depende de su tamaño. Los C potenciales para cada TM se circunscriben a cierto radio desde su punto de operación. Este radio depende de su tamaño también. Al principio, el costo de las llamadas se incrementa conforme la distancia del C al TM. Cada C compra si no ha sido previamente contactado y pone su estado en “sí” para indicar que ya fue contactado en <text:span text:style-name="T2">el tic de referencia</text:span>. Si un C ya ha sido previamente contactado, simplemente no contesta la llamada <text:span text:style-name="T2">y no compra nada más</text:span>. El orden en que se suceden las actividades de llamada de cada TM es obviamente importante, pero en esta versión se deja simplemente al azar en cada tic.</text:p>
                </text:list-item>
                <text:list-item>
                  <text:p text:style-name="P5">Los TM realizan su contabilidad semanal. Se determinan los ingresos a partir de las llamadas exitosas. El balance se actualiza sumando los ingresos y restando los gastos. Si el balance es negativo, el TM sale del modelo (del mercado). Se incrementa el tamaño del TM si el balance es suficientemente grande.</text:p>
                </text:list-item>
                <text:list-item>
                  <text:p text:style-name="P5">Finalmente se actualiza la visualización de métricas como la cantidad de TM que se mantienen, su tamaño y la cantidad total de ventas.</text:p>
                </text:list-item>
              </text:list>
            </text:list-item>
          </text:list>
        </text:list-item>
      </text:list>
      <text:p text:style-name="P3"/>
      <text:p text:style-name="P3">Conceptos del diseño</text:p>
      <text:list xml:id="list29358833" text:continue-numbering="true" text:style-name="L1">
        <text:list-item>
          <text:p text:style-name="P5">Propiedades del modelo:</text:p>
          <text:list>
            <text:list-item>
              <text:p text:style-name="P5">Básicas: el principal concepto que se explora en este modelo es el de la competencia por recursos limitados pero que se renuevan.</text:p>
            </text:list-item>
          </text:list>
        </text:list-item>
      </text:list>
      <text:p text:style-name="P3"/>
      <text:list xml:id="list29357018" text:continue-numbering="true" text:style-name="L1">
        <text:list-item>
          <text:list>
            <text:list-item>
              <text:p text:style-name="P5">Emergentes: <text:s/>estamos interesados en los patrones sobre la cantidad TMs que se mantienen conforme avanza la simulación. Otro resultado interesante es la distribución del tamaño (cuántos TM grandes en contraste con los pequeños). Estos resultados dependen de cuántos TM son inicializado, cómo compiten entre sí, cuántos C hay, cómo responden a las llamdas y cómo transforman los TM su ingreso en crecimiento.</text:p>
            </text:list-item>
          </text:list>
        </text:list-item>
      </text:list>
      <text:p text:style-name="P3"/>
      <text:list xml:id="list29340882" text:continue-numbering="true" text:style-name="L1">
        <text:list-item>
          <text:list>
            <text:list-item>
              <text:p text:style-name="P5">Adaptabilidad:</text:p>
              <text:list>
                <text:list-item>
                  <text:p text:style-name="P5">Los TM se adaptan a su éxito en ventas decidiendo si crecen y <text:soft-page-break/>cuánto. Esto lo hacen de manera simplista y rígida: cada vez que obtienen un balance superior a cierto monto invierten la diferencia en crecimiento.</text:p>
                </text:list-item>
                <text:list-item>
                  <text:p text:style-name="P5">Los C no tienen ningún comportamiento adaptativo pues deciden si comprar o no con base en si ya han sido previamente contactados o no.</text:p>
                </text:list-item>
              </text:list>
            </text:list-item>
          </text:list>
        </text:list-item>
      </text:list>
      <text:p text:style-name="P3"/>
      <text:list xml:id="list29337409" text:continue-numbering="true" text:style-name="L1">
        <text:list-item>
          <text:list>
            <text:list-item>
              <text:p text:style-name="P5">Metas: n/a.</text:p>
            </text:list-item>
          </text:list>
        </text:list-item>
      </text:list>
      <text:p text:style-name="P3"/>
      <text:list xml:id="list29345442" text:continue-numbering="true" text:style-name="L1">
        <text:list-item>
          <text:list>
            <text:list-item>
              <text:p text:style-name="P5">Aprendizaje: n/a.</text:p>
            </text:list-item>
          </text:list>
        </text:list-item>
      </text:list>
      <text:p text:style-name="P3"/>
      <text:list xml:id="list29360228" text:continue-numbering="true" text:style-name="L1">
        <text:list-item>
          <text:list>
            <text:list-item>
              <text:p text:style-name="P5">Predictibilidad: la capacidad de predicción de los TM supone que si se mantiene un mínimo de balance, invertir el resto en crecimiento incrementará el ingreso. Nótese que esto no implica que se esté incrementando el ingreso, pues se puede mantener un balance superior al mínimo sin que el ingreso esté aumentando, por lo que esta capacidad de predicción no resulta muy inteligente.</text:p>
            </text:list-item>
          </text:list>
        </text:list-item>
      </text:list>
      <text:p text:style-name="P3"/>
      <text:list xml:id="list29349791" text:continue-numbering="true" text:style-name="L1">
        <text:list-item>
          <text:list>
            <text:list-item>
              <text:p text:style-name="P5">Sensibilidad: Los TM detectan si un C potencial ya ha sido contactado previamente o no en cada tic.</text:p>
            </text:list-item>
          </text:list>
        </text:list-item>
      </text:list>
      <text:p text:style-name="P3"/>
      <text:list xml:id="list29335516" text:continue-numbering="true" text:style-name="L1">
        <text:list-item>
          <text:list>
            <text:list-item>
              <text:p text:style-name="P5">Interacciones: hay dos tipos de interacciones</text:p>
              <text:list>
                <text:list-item>
                  <text:p text:style-name="P5">Entre TMs y Cs para detectar los que no han sido previamente contactados y así pedirles que cambien su variable de estado.</text:p>
                </text:list-item>
                <text:list-item>
                  <text:p text:style-name="P5">Entre TM's cuando sus territorios se traslapan, los Cs correspondientes se dividen entre los TM's en conflicto.</text:p>
                </text:list-item>
              </text:list>
            </text:list-item>
          </text:list>
        </text:list-item>
      </text:list>
      <text:p text:style-name="P3"/>
      <text:list xml:id="list29362950" text:continue-numbering="true" text:style-name="L1">
        <text:list-item>
          <text:list>
            <text:list-item>
              <text:p text:style-name="P5">Estocasticidad:</text:p>
              <text:list>
                <text:list-item>
                  <text:p text:style-name="P5">Los TMs son colocados al azar e uniformemente al inicio.</text:p>
                </text:list-item>
                <text:list-item>
                  <text:p text:style-name="P5">Los TMs seleccionan los potenciales Cs a llamar al azar (dentro de su radio de acción).</text:p>
                </text:list-item>
                <text:list-item>
                  <text:p text:style-name="P5">El orden o secuencia en que los TM realizan las llamadas se determina al azar.</text:p>
                </text:list-item>
              </text:list>
            </text:list-item>
          </text:list>
        </text:list-item>
      </text:list>
      <text:p text:style-name="P3"/>
      <text:list xml:id="list29340886" text:continue-numbering="true" text:style-name="L1">
        <text:list-item>
          <text:list>
            <text:list-item>
              <text:p text:style-name="P6">Colectividades: n/a.</text:p>
            </text:list-item>
          </text:list>
        </text:list-item>
      </text:list>
      <text:p text:style-name="P4"/>
      <text:list xml:id="list29364397" text:continue-numbering="true" text:style-name="L1">
        <text:list-item>
          <text:list>
            <text:list-item>
              <text:p text:style-name="P6">Salidas:</text:p>
              <text:list>
                <text:list-item>
                  <text:p text:style-name="P6">Gráfico de la cantidad de TMs que se mantienen en el mercado que se actualiza con cada tic. Esta cantidad también se <text:soft-page-break/>guarda en un archivo en cada tic para poder generar estadísticas al final de la simulación sobre cuánto tiempo duran los TM en el mercado.</text:p>
                </text:list-item>
                <text:list-item>
                  <text:p text:style-name="P6">Histograma del tamaño de los TMs.</text:p>
                </text:list-item>
              </text:list>
            </text:list-item>
          </text:list>
        </text:list-item>
      </text:list>
      <text:p text:style-name="P3"/>
      <text:p text:style-name="P3">Detalles</text:p>
      <text:list xml:id="list29351871" text:continue-numbering="true" text:style-name="L1">
        <text:list-item>
          <text:p text:style-name="P5">Inicialización: el modelo se inicializa con 200 TM con tamaño 1,0 cada uno, balance 0,0 y localización al azar (su visualización se hace por medio de círculos con colores al azar). Los Cs se inicializan con su variable de estado en “no”.</text:p>
        </text:list-item>
      </text:list>
      <text:p text:style-name="P3"/>
      <text:list xml:id="list29343613" text:continue-numbering="true" text:style-name="L1">
        <text:list-item>
          <text:p text:style-name="P5">Datos de entrada: no se usan entradas de series de tiempo.</text:p>
        </text:list-item>
      </text:list>
      <text:p text:style-name="P3"/>
      <text:list xml:id="list29367140" text:continue-numbering="true" text:style-name="L1">
        <text:list-item>
          <text:p text:style-name="P5">Submodelos:</text:p>
          <text:list>
            <text:list-item>
              <text:p text:style-name="P5">Ventas de los TM:</text:p>
              <text:list>
                <text:list-item>
                  <text:p text:style-name="P5">El radio de influencia de un TM es un círculo de radio igual a diez veces la raíz cuadrada del tamaño del TM de referencia.</text:p>
                </text:list-item>
                <text:list-item>
                  <text:p text:style-name="P5">La cantidad máxima de llamadas que un TM puede realizar en cada tic equivale a cien veces su tamaño. Si la cantidad potencial de Cs en el radio de acción de un TM es superior al máximo, el TM de referencia escoge al azar a cuáles hacer la llamada. En caso contrario, el TM contacta a todos los Cs potenciales. La cantidad de llamadas exitosas o ventas de un TM es igual a la cantidad de Cs contactados que no lo han sido previamente por otro TM en el mismo tic.</text:p>
                </text:list-item>
              </text:list>
            </text:list-item>
            <text:list-item>
              <text:p text:style-name="P5">Contabilidad de los TM:</text:p>
              <text:list>
                <text:list-item>
                  <text:p text:style-name="P5">El costo semanal por mantenerse en operación de cada TM es 50 veces el tamaño del TM de referencia.</text:p>
                </text:list-item>
                <text:list-item>
                  <text:p text:style-name="P5">El ingreso por ventas es igual a dos veces la cantidad de llamadas exitosas.</text:p>
                </text:list-item>
                <text:list-item>
                  <text:p text:style-name="P5">El balance se actualiza sumando el ingreso por ventas y restando el costo semanal.</text:p>
                </text:list-item>
                <text:list-item>
                  <text:p text:style-name="P5">Si el balance de un TM resulta menor que cero, el TM sale del modelo lo que representa su salida del mercado.</text:p>
                </text:list-item>
              </text:list>
            </text:list-item>
            <text:list-item>
              <text:p text:style-name="P5">El parámetro “<text:span text:style-name="T1">growth-param</text:span>” determina qué tan rápido crece el negocio de los TM. Si el ingreso por ventas en un TM dado es superior a dicho parámetro (que vale 1000), se convierte todo el exceso del ingreso respecto del parámetro a crecimiento del negocio para lo cual se usa el parámetro “<text:span text:style-name="T1">money-size-ratio</text:span>”, que es 0,001. Así <text:soft-page-break/>por ejemplo si el ingreso de un TM fuera 1500 el tamaño del negocio se incrementaría en 0,5 = (1500 – 1000) x 0,001.</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rebuchet MS" fo:font-size="10pt" style:font-size-asian="8.75pt" style:font-size-complex="10pt"/>
    </style:style>
    <style:style style:name="MP2" style:family="paragraph" style:parent-style-name="Text_20_body">
      <style:text-properties style:font-name="Trebuchet MS" fo:font-size="10pt" style:font-size-asian="8.75pt" style:font-size-complex="10pt"/>
    </style:style>
    <style:page-layout style:name="Mpm1">
      <style:page-layout-properties fo:page-width="21.59cm" fo:page-height="27.94cm" style:num-format="1" style:print-orientation="portrait" fo:margin-top="0.8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93cm" fo:margin-left="0cm" fo:margin-right="0cm" fo:margin-bottom="0.499cm"/>
      </style:header-style>
      <style:footer-style/>
    </style:page-layout>
  </office:automatic-styles>
  <office:master-styles>
    <style:master-page style:name="Standard" style:page-layout-name="Mpm1">
      <style:header>
        <text:p text:style-name="MP1">Especificación de modelo basado en agentes</text:p>
        <text:p text:style-name="MP2">Nombre: Telemarketers<text:tab/><text:tab/><text:tab/><text:tab/><text:tab/><text:tab/><text:tab/><text:tab/><text:tab/><text:tab/> <text:s text:c="8"/><text:tab/> <text:s text:c="8"/><text:page-number text:select-page="current">5</text:page-number></text:p>
        <text:p text:style-name="MP2">Autor(es): Railsback y Grim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4T15:25:30.82</meta:creation-date>
    <meta:editing-duration>PT9H1M</meta:editing-duration>
    <meta:editing-cycles>28</meta:editing-cycles>
    <meta:generator>LibreOffice/3.6$Windows_x86 LibreOffice_project/58f22d5-270d05a-e2abed1-ea17a85-9b5702</meta:generator>
    <meta:initial-creator>Alan Calderon Castro</meta:initial-creator>
    <dc:date>2013-02-18T09:20:43.43</dc:date>
    <dc:creator>Alan Calderón Castro</dc:creator>
    <meta:document-statistic meta:table-count="0" meta:image-count="0" meta:object-count="0" meta:page-count="5" meta:paragraph-count="62" meta:word-count="1279" meta:character-count="7479" meta:non-whitespace-character-count="6175"/>
  </office:meta>
</office:document-meta>
</file>